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Tahoma" svg:font-family="Tahoma" style:font-family-generic="swiss" style:font-pitch="variable" svg:panose-1="2 11 6 4 3 5 4 4 2 4"/>
    <style:font-face style:name="Cordia New" svg:font-family="Cordia New" style:font-family-generic="swiss" style:font-pitch="variable" svg:panose-1="2 11 3 4 2 2 2 2 2 4"/>
    <style:font-face style:name="Calibri Light" svg:font-family="Calibri Light" style:font-family-generic="swiss" style:font-pitch="variable" svg:panose-1="2 15 3 2 2 2 4 3 2 4"/>
  </office:font-face-decls>
  <office:automatic-styles>
    <style:style style:name="P1" style:parent-style-name="Titre" style:master-page-name="MP0" style:family="paragraph">
      <style:paragraph-properties fo:break-before="page" fo:text-align="center"/>
    </style:style>
    <style:style style:name="P3" style:parent-style-name="TM1" style:family="paragraph">
      <style:paragraph-properties>
        <style:tab-stops>
          <style:tab-stop style:type="right" style:leader-style="dotted" style:leader-text="." style:position="6.293in"/>
        </style:tab-stops>
      </style:paragraph-properties>
    </style:style>
    <style:style style:name="P4" style:parent-style-name="Normal" style:family="paragraph">
      <style:paragraph-properties fo:break-before="page"/>
    </style:style>
    <style:style style:name="P5" style:parent-style-name="Normal" style:family="paragraph">
      <style:paragraph-properties fo:margin-bottom="0in"/>
    </style:style>
    <style:style style:name="P6" style:parent-style-name="Normal" style:family="paragraph">
      <style:paragraph-properties fo:margin-bottom="0in"/>
    </style:style>
    <style:style style:name="P7" style:parent-style-name="Normal" style:family="paragraph">
      <style:paragraph-properties fo:margin-bottom="0in"/>
    </style:style>
    <style:style style:name="P8" style:parent-style-name="Normal" style:family="paragraph">
      <style:paragraph-properties fo:margin-bottom="0in"/>
    </style:style>
    <style:style style:name="P9" style:parent-style-name="Normal" style:family="paragraph">
      <style:paragraph-properties fo:margin-bottom="0in"/>
    </style:style>
    <style:style style:name="P10" style:parent-style-name="Normal" style:family="paragraph">
      <style:paragraph-properties fo:margin-bottom="0in"/>
    </style:style>
  </office:automatic-styles>
  <office:body>
    <office:text text:use-soft-page-breaks="true">
      <text:p text:style-name="P1">Exercices T-SQL</text:p>
      <text:p text:style-name="Normal"/>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text:a xlink:href="#_Toc31097213" office:target-frame-name="_top" xlink:show="replace"><text:span text:style-name="Lienhypertexte">Exercice 1 : opérations de base, filtrage, tri</text:span><text:tab/>2</text:a></text:p>
        </text:index-body>
      </text:table-of-content>
      <text:p text:style-name="Normal"/>
      <text:p text:style-name="P4"/>
      <text:p text:style-name="Normal">Tous les exercices qui suivent utilisent la base Northwind2. Il s’agit d’écrire les<text:s/>requêtes sql donnant les résultats décrits.</text:p>
      <text:h text:style-name="Titre1" text:outline-level="1">Exercice 0 : DDL</text:h>
      <text:p text:style-name="Normal"/>
      <text:p text:style-name="Normal">Tous les exercices qui suivent utilisent la base Northwind2. Il s’agit d’écrire les requêtes sql donnant les résultats décrits.</text:p>
      <text:h text:style-name="Titre1" text:outline-level="1"><text:bookmark-start text:name="_Toc30953051"/>Exercice 1 : opérations de base, filtrage, tri<text:bookmark-end text:name="_Toc30953051"/></text:h>
      <text:p text:style-name="Normal">1. Liste des produits avec leur quantité par unité</text:p>
      <text:p text:style-name="Normal">2. Liste des produits (id et nom) abandonnés (discontinued = 1)</text:p>
      <text:p text:style-name="Normal">3. Liste des produits (noms et prix) triés par prix décroissant</text:p>
      <text:p text:style-name="Normal">4. Liste des produits (id, nom et prix) qui coutent moins de $20 et qui sont encore<text:s/>vendus, triés du plus cher au moins cher</text:p>
      <text:p text:style-name="Normal">5. Liste des produits (nom et prix) encore vendus, compris entre $15 et $25</text:p>
      <text:p text:style-name="Normal">6. Liste des 10 produits les plus chers (id, nom et prix)</text:p>
      <text:p text:style-name="Normal">7. Liste des produits actifs (nom, nombres en stock et en cours de commande) dont<text:s/>le nombre en stock est &lt; nombre en cours de commande</text:p>
      <text:p text:style-name="Normal">8. Liste des produits (id, nom) dont le nom contient au moins un espace</text:p>
      <text:p text:style-name="Normal">9. Liste des produits (id, nom) dont le nom contient un seul espace</text:p>
      <text:p text:style-name="Normal">10. Liste des produits (id, nom) dont le nom contient une apostrophe</text:p>
      <text:p text:style-name="Normal">11. Liste des produits (id, nom) dont le nom commence et finit par une voyelle</text:p>
      <text:h text:style-name="Titre1" text:outline-level="1"><text:bookmark-start text:name="_Toc30953052"/>Exercice 2 : agrégation, regroupement<text:bookmark-end text:name="_Toc30953052"/></text:h>
      <text:p text:style-name="Normal">1. Nombre de produits abandonnés</text:p>
      <text:p text:style-name="Normal">2. Liste des produits (nom et prix) dont le prix est &gt; la moyenne</text:p>
      <text:p text:style-name="Normal">3. Produits qui ont fait l'objet<text:s/>de plus de 50 commandes (id produit et nb commandes)</text:p>
      <text:p text:style-name="Normal">4. Montant total de chaque commande, en tenant compte du % de réduction</text:p>
      <text:p text:style-name="Normal">5. Liste des clients distincts ayant passé des commandes</text:p>
      <text:p text:style-name="Normal">6. Les trois employés ayant généré le plus de commandes (id employé, nb commandes)</text:p>
      <text:p text:style-name="Normal">7. Nombre de pays différents parmi les adresses</text:p>
      <text:soft-page-break/>
      <text:p text:style-name="Normal">8. Pays représentés parmi les adresses par un nombre de villes compris entre 50 et 99 (nom pays, nb villes)</text:p>
      <text:p text:style-name="Normal">9. Pays des adresses pour lesquelles la région est renseignée (noms des pays sans doublons)</text:p>
      <text:p text:style-name="Normal">10. Idem précédent, en affichant les noms des pays et leurs nombres de régions distinctes</text:p>
      <text:p text:style-name="Normal"/>
      <text:h text:style-name="Titre1" text:outline-level="1"><text:bookmark-start text:name="_Toc30953053"/>Exercice 3 : dates, chaines<text:bookmark-end text:name="_Toc30953053"/></text:h>
      <text:p text:style-name="Normal">1. âge moyen des salariés à l'embauche<text:s/></text:p>
      <text:p text:style-name="Normal">2. Liste des commandes livrées en retard (id commande, id client, nb jours de retard)</text:p>
      <text:p text:style-name="Normal">3. Liste des commandes passées pendant le week-end (id et jour de la semaine)</text:p>
      <text:p text:style-name="Normal">4. Nombres de commandes par mois de l'année (c-à-d 12 lignes attendues)</text:p>
      <text:p text:style-name="Normal">5. Mois de l'année durant lequel il y a eu le plus de commandes toutes années confondues (mois et nombre total de commandes)</text:p>
      <text:p text:style-name="Normal">6. Délai de livraison moyen des commandes de l'année 1998</text:p>
      <text:p text:style-name="Normal">7. Nombre de commandes par employé et par année</text:p>
      <text:p text:style-name="Normal">8. Délai moyen de livraison des commandes de chaque livreur, du plus grand au plus petit (id livreur, délai de livraison)</text:p>
      <text:p text:style-name="Normal">9. Clients qui<text:s/>ont fait plus de 5 commandes au cours de l'année 2017 (id du client et nb commandes)</text:p>
      <text:p text:style-name="Normal">10. Nombre d’employés regroupés par la première lettre de leur nom</text:p>
      <text:p text:style-name="Normal">11. Compter le nombre d'espaces dans le nom de chaque produit</text:p>
      <text:p text:style-name="Normal"/>
      <text:h text:style-name="Titre1" text:outline-level="1"><text:bookmark-start text:name="_Toc30953054"/>Exercice 4 : union, intersect,<text:s/>except<text:bookmark-end text:name="_Toc30953054"/></text:h>
      <text:p text:style-name="Normal">1. Nombre d'entreprises clientes et fournisseuses groupées par première lettre du nom</text:p>
      <text:p text:style-name="P5">Exemple :<text:s/></text:p>
      <text:p text:style-name="P6">A<text:tab/>Client<text:tab/><text:tab/>4</text:p>
      <text:p text:style-name="P7">A<text:tab/>Fournisseur<text:tab/>1</text:p>
      <text:p text:style-name="P8">B<text:tab/>Client<text:tab/><text:tab/>7</text:p>
      <text:p text:style-name="P9">B<text:tab/>Fournisseur<text:tab/>1</text:p>
      <text:p text:style-name="P10">...</text:p>
      <text:p text:style-name="Normal">2. Liste des prénoms communs entres clients et fournisseurs</text:p>
      <text:p text:style-name="Normal">NB/ le prénom est contenu dans le champ ContactName</text:p>
      <text:p text:style-name="Normal">3. Titre des contacts (ContactTitle) de clients qui sont différents de ceux des fournisseurs</text:p>
      <text:h text:style-name="Titre1" text:outline-level="1"><text:bookmark-start text:name="_Toc30953055"/><text:soft-page-break/>Exercice 5 : conversion, identifiants, divers<text:bookmark-end text:name="_Toc30953055"/></text:h>
      <text:p text:style-name="Normal">1. Liste des mois des commandes, sous forme de chaîne au format YYYY.MM, sans doublons</text:p>
      <text:p text:style-name="Normal">2. Pour chaque produit, afficher le nom et le prix sans chiffre après la virgule</text:p>
      <text:p text:style-name="Normal">3. Créer une nouvelle catégorie, un nouveau produit de cette catégorie pour le fournisseur 1 et une nouvelle ligne de commande avec ce produit pour la commande 10248</text:p>
      <text:p text:style-name="Normal">4. Créer une table<text:s/>Shipping pour l'historique des livraisons des livreurs.<text:line-break/>Elle doit comporter une clé étrangère vers la table Shipper et des champs pour la date et heure de livraison et le nombre d'objets livrés<text:line-break/>Sa clé primaire doit être un entier dont la valeur est générée<text:s/>automatiquement par une séquence Insérer deux lignes dans cette table et vérifier son contenu</text:p>
      <text:p text:style-name="Normal">5. Nombre d'adresses par région pour le Royaume Uni (UK). Afficher le nom de la région et le nombre d'adresses, en remplaçant le nom de la région par 'Aucune' pour les adresses sans région</text:p>
      <text:p text:style-name="Normal">6. Pour chaque adresse, afficher une chaîne "pays - région" ou bien le pays seul s'il n'y a pas de région</text:p>
      <text:h text:style-name="Titre1" text:outline-level="1"><text:bookmark-start text:name="_Toc30953056"/>Exercice 6 : jointures<text:bookmark-end text:name="_Toc30953056"/></text:h>
      <text:p text:style-name="Normal">1. Liste des régions et de leurs territoires</text:p>
      <text:p text:style-name="Normal">2. Liste des livreurs (id et nom) qui ont livré des produits au Canada</text:p>
      <text:p text:style-name="Normal">3. Nombre total de livraisons réalisées par chaque livreur (id, nom)</text:p>
      <text:p text:style-name="Normal">4. Nombre de livraisons réalisées par le livreur Speedy Express dans chaque pays où il a livré</text:p>
      <text:p text:style-name="Normal">5. Montant des ventes réalisées pour chaque produit (Pour les produits sans vente associée, le montant des ventes vaut 0)</text:p>
      <text:p text:style-name="Normal">6. Liste des commandes livrées en 2017 (id, date de livraison) avec leurs totaux, triées par date de livraison</text:p>
      <text:p text:style-name="Normal">7. Chiffre d'affaire réalisé par chaque salarié</text:p>
      <text:p text:style-name="Normal">8. Montant des ventes de chaque salarié pour chacun des pays</text:p>
      <text:h text:style-name="Titre1" text:outline-level="1"><text:bookmark-start text:name="_Toc30953057"/>Exercice 7 : exists<text:bookmark-end text:name="_Toc30953057"/></text:h>
      <text:p text:style-name="Normal">1. Liste des clients (id, nom d'entreprise) qui n'ont jamais commandé un produit de la catégorie Condiments</text:p>
      <text:p text:style-name="Normal">2. Liste des pays pour lesquels il n'existe aucun fournisseur de produits de la catégorie Condiments</text:p>
      <text:p text:style-name="Normal">3. Liste des commandes contenant au moins un produit de la catégorie Seafood</text:p>
      <text:p text:style-name="Normal">Faire cette requête de deux façons différente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Tahoma" svg:font-family="Tahoma" style:font-family-generic="swiss" style:font-pitch="variable" svg:panose-1="2 11 6 4 3 5 4 4 2 4"/>
    <style:font-face style:name="Cordia New" svg:font-family="Cordia New" style:font-family-generic="swiss" style:font-pitch="variable" svg:panose-1="2 11 3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mbria" style:font-name-asian="Times New Roman" fo:color="#365F91"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Code" style:display-name="Code" style:family="paragraph" style:parent-style-name="Normal" style:next-style-name="Normal">
      <style:paragraph-properties fo:border="0.0069in solid #000000" fo:padding="0.0555in" style:shadow="none" style:text-autospace="none" fo:margin-bottom="0.0833in" fo:line-height="100%"/>
      <style:text-properties style:font-name="Consolas" style:font-name-complex="Consolas" style:font-weight-complex="bold" fo:font-size="10pt" style:font-size-asian="10pt" style:font-size-complex="10pt" fo:language="en" fo:country="US" fo:hyphenate="false"/>
    </style:style>
    <style:style style:name="CodeCar" style:display-name="Code Car" style:family="text" style:parent-style-name="Policepardéfaut">
      <style:text-properties style:font-name="Consolas" style:font-name-complex="Consolas" style:font-weight-complex="bold" fo:font-size="10pt" style:font-size-asian="10pt" style:font-size-complex="10pt" fo:language="en" fo:country="US"/>
    </style:style>
    <style:style style:name="Indication" style:display-name="Indication" style:family="paragraph" style:parent-style-name="Normal" style:next-style-name="Normal">
      <style:paragraph-properties fo:margin-bottom="0in" fo:line-height="100%"/>
      <style:text-properties style:font-name="Tahoma" style:font-name-complex="Cordia New" fo:font-style="italic" style:font-style-asian="italic" style:font-style-complex="italic" fo:color="#B2B2B2" fo:font-size="9pt" style:font-size-asian="9pt" style:font-size-complex="12pt" style:language-complex="th" style:country-complex="TH" fo:hyphenate="false"/>
    </style:style>
    <style:style style:name="IndicationCar" style:display-name="Indication Car" style:family="text" style:parent-style-name="Policepardéfaut">
      <style:text-properties style:font-name="Tahoma" style:font-name-complex="Cordia New" fo:font-style="italic" style:font-style-asian="italic" style:font-style-complex="italic" fo:color="#B2B2B2" fo:font-size="9pt" style:font-size-asian="9pt" style:font-size-complex="12pt" style:language-complex="th" style:country-complex="TH"/>
    </style:style>
    <style:style style:name="Titre1Car" style:display-name="Titre 1 Car" style:family="text" style:parent-style-name="Policepardéfaut">
      <style:text-properties style:font-name="Cambria" style:font-name-asian="Times New Roman" style:font-name-complex="Times New Roman" fo:color="#365F91" fo:font-size="16pt" style:font-size-asian="16pt" style:font-size-complex="16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 style:display-name="Titre" style:family="paragraph" style:parent-style-name="Normal" style:next-style-name="Normal">
      <style:paragraph-properties fo:margin-bottom="0in" fo:line-height="100%"/>
      <style:text-properties style:font-name="Cambria"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mbria" style:font-name-asian="Times New Roman" style:font-name-complex="Times New Roman" fo:letter-spacing="-0.0069in" style:letter-kerning="true" fo:font-size="28pt" style:font-size-asian="28pt" style:font-size-complex="28pt"/>
    </style:style>
    <style:style style:name="En-têtedetabledesmatières" style:display-name="En-tête de table des matières" style:family="paragraph" style:parent-style-name="Titre1" style:next-style-name="Normal" style:default-outline-level="1">
      <style:paragraph-properties fo:line-height="103%"/>
      <style:text-properties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5</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yril Seguenot</meta:initial-creator>
    <dc:creator>Adminl</dc:creator>
    <meta:creation-date>2020-01-26T16:35:00Z</meta:creation-date>
    <dc:date>2020-01-30T12:49:00Z</dc:date>
    <meta:template xlink:href="Normal.dotm" xlink:type="simple"/>
    <meta:editing-cycles>12</meta:editing-cycles>
    <meta:editing-duration>PT41820S</meta:editing-duration>
    <meta:document-statistic meta:page-count="4" meta:paragraph-count="10" meta:word-count="835" meta:character-count="5418" meta:row-count="38" meta:non-whitespace-character-count="4593"/>
  </office:meta>
</office:document-meta>
</file>